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Monospace" fo:color="#000000" fo:font-size="10pt" style:font-size-asian="10pt"/>
    </style:style>
    <style:style style:name="T8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9" style:parent-style-name="DefaultParagraphFont" style:family="text">
      <style:text-properties style:font-name="Monospace" fo:color="#000000" fo:font-size="10pt" style:font-size-asian="10pt"/>
    </style:style>
    <style:style style:name="T10" style:parent-style-name="DefaultParagraphFont" style:family="text">
      <style:text-properties style:font-name="Monospace" fo:color="#000000" fo:font-size="10pt" style:font-size-asian="10pt"/>
    </style:style>
    <style:style style:name="T11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2" style:parent-style-name="DefaultParagraphFont" style:family="text">
      <style:text-properties style:font-name="Monospace" fo:color="#000000" fo:font-size="10pt" style:font-size-asian="10pt"/>
    </style:style>
    <style:style style:name="T13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/>
    </style:style>
    <style:style style:name="T16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7" style:parent-style-name="DefaultParagraphFont" style:family="text">
      <style:text-properties style:font-name="Monospace" fo:color="#000000" fo:font-size="10pt" style:font-size-asian="10pt"/>
    </style:style>
    <style:style style:name="T18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9" style:parent-style-name="DefaultParagraphFont" style:family="text">
      <style:text-properties style:font-name="Monospace" fo:color="#000000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22" style:parent-style-name="DefaultParagraphFont" style:family="text">
      <style:text-properties style:font-name="Monospace" fo:color="#000000" fo:font-size="10pt" style:font-size-asian="10pt"/>
    </style:style>
    <style:style style:name="T23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24" style:parent-style-name="DefaultParagraphFont" style:family="text">
      <style:text-properties style:font-name="Monospace" fo:color="#000000" fo:font-size="10pt" style:font-size-asian="10pt"/>
    </style:style>
    <style:style style:name="T25" style:parent-style-name="DefaultParagraphFont" style:family="text">
      <style:text-properties style:font-name="Monospace" fo:color="#000000" fo:font-size="10pt" style:font-size-asian="10pt"/>
    </style:style>
    <style:style style:name="T26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27" style:parent-style-name="DefaultParagraphFont" style:family="text">
      <style:text-properties style:font-name="Monospace" fo:color="#000000" fo:font-size="10pt" style:font-size-asian="10pt"/>
    </style:style>
    <style:style style:name="P28" style:parent-style-name="Standard" style:family="paragraph">
      <style:text-properties style:font-name="Monospace" fo:color="#000000" fo:font-size="10pt" style:font-size-asian="10pt"/>
    </style:style>
    <style:style style:name="P29" style:parent-style-name="Standard" style:family="paragraph">
      <style:text-properties style:font-name="Monospace" fo:color="#000000" fo:font-size="10pt" style:font-size-asian="10pt"/>
    </style:style>
    <style:style style:name="T30" style:parent-style-name="DefaultParagraphFont" style:family="text">
      <style:text-properties style:font-name="Monospace" fo:color="#000000" fo:font-size="10pt" style:font-size-asian="10pt"/>
    </style:style>
    <style:style style:name="T31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/>
    </style:style>
    <style:style style:name="T33" style:parent-style-name="DefaultParagraphFont" style:family="text">
      <style:text-properties style:font-name="Monospace" fo:color="#000000" fo:font-size="10pt" style:font-size-asian="10pt"/>
    </style:style>
    <style:style style:name="T34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5" style:parent-style-name="DefaultParagraphFont" style:family="text">
      <style:text-properties style:font-name="Monospace" fo:color="#000000" fo:font-size="10pt" style:font-size-asian="10pt"/>
    </style:style>
    <style:style style:name="T36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7" style:parent-style-name="DefaultParagraphFont" style:family="text">
      <style:text-properties style:font-name="Monospace" fo:color="#000000" fo:font-size="10pt" style:font-size-asian="10pt"/>
    </style:style>
    <style:style style:name="T38" style:parent-style-name="DefaultParagraphFont" style:family="text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42" style:parent-style-name="DefaultParagraphFont" style:family="text">
      <style:text-properties style:font-name="Monospace" fo:color="#000000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47" style:parent-style-name="DefaultParagraphFont" style:family="text">
      <style:text-properties style:font-name="Monospace" fo:color="#000000" fo:font-size="10pt" style:font-size-asian="10pt"/>
    </style:style>
    <style:style style:name="T48" style:parent-style-name="DefaultParagraphFont" style:family="text">
      <style:text-properties style:font-name="Monospace" fo:color="#000000" fo:font-size="10pt" style:font-size-asian="10pt"/>
    </style:style>
    <style:style style:name="T49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P51" style:parent-style-name="Standard" style:family="paragraph">
      <style:text-properties style:font-name="Monospace" fo:color="#000000"/>
    </style:style>
    <style:style style:name="P52" style:parent-style-name="Standard" style:family="paragraph">
      <style:text-properties fo:color="#000000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P55" style:parent-style-name="Standard" style:family="paragraph">
      <style:text-properties style:font-name="Monospace" fo:color="#000000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58" style:parent-style-name="DefaultParagraphFont" style:family="text">
      <style:text-properties style:font-name="Monospace" fo:color="#000000" fo:font-size="10pt" style:font-size-asian="10pt"/>
    </style:style>
    <style:style style:name="T59" style:parent-style-name="DefaultParagraphFont" style:family="text">
      <style:text-properties style:font-name="Monospace" fo:color="#000000" fo:font-size="10pt" style:font-size-asian="10pt"/>
    </style:style>
    <style:style style:name="T60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61" style:parent-style-name="DefaultParagraphFont" style:family="text">
      <style:text-properties style:font-name="Monospace" fo:color="#000000" fo:font-size="10pt" style:font-size-asian="10pt"/>
    </style:style>
    <style:style style:name="T62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63" style:parent-style-name="DefaultParagraphFont" style:family="text">
      <style:text-properties style:font-name="Monospace" fo:color="#000000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66" style:parent-style-name="DefaultParagraphFont" style:family="text">
      <style:text-properties style:font-name="Monospace" fo:color="#000000" fo:font-size="10pt" style:font-size-asian="10pt"/>
    </style:style>
    <style:style style:name="T67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68" style:parent-style-name="DefaultParagraphFont" style:family="text">
      <style:text-properties style:font-name="Monospace" fo:color="#000000" fo:font-size="10pt" style:font-size-asian="10pt"/>
    </style:style>
    <style:style style:name="T69" style:parent-style-name="DefaultParagraphFont" style:family="text">
      <style:text-properties style:font-name="Monospace" fo:color="#000000" fo:font-size="10pt" style:font-size-asian="10pt"/>
    </style:style>
    <style:style style:name="T70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71" style:parent-style-name="DefaultParagraphFont" style:family="text">
      <style:text-properties style:font-name="Monospace" fo:color="#000000" fo:font-size="10pt" style:font-size-asian="10pt"/>
    </style:style>
    <style:style style:name="T72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73" style:parent-style-name="DefaultParagraphFont" style:family="text">
      <style:text-properties style:font-name="Monospace" fo:color="#000000" fo:font-size="10pt" style:font-size-asian="10pt"/>
    </style:style>
    <style:style style:name="T74" style:parent-style-name="DefaultParagraphFont" style:family="text">
      <style:text-properties style:font-name="Monospace" fo:color="#000000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000000" fo:font-size="10pt" style:font-size-asian="10pt"/>
    </style:style>
    <style:style style:name="T79" style:parent-style-name="DefaultParagraphFont" style:family="text">
      <style:text-properties style:font-name="Monospace" fo:color="#000000" fo:font-size="10pt" style:font-size-asian="10pt"/>
    </style:style>
    <style:style style:name="T80" style:parent-style-name="DefaultParagraphFont" style:family="text">
      <style:text-properties style:font-name="Monospace" fo:color="#000000" fo:font-size="10pt" style:font-size-asian="10pt"/>
    </style:style>
    <style:style style:name="T81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82" style:parent-style-name="DefaultParagraphFont" style:family="text">
      <style:text-properties style:font-name="Monospace" fo:color="#000000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color="#000000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89" style:parent-style-name="DefaultParagraphFont" style:family="text">
      <style:text-properties style:font-name="Monospace" fo:color="#000000" fo:font-size="10pt" style:font-size-asian="10pt"/>
    </style:style>
    <style:style style:name="T90" style:parent-style-name="DefaultParagraphFont" style:family="text">
      <style:text-properties style:font-name="Monospace" fo:color="#000000" fo:font-size="10pt" style:font-size-asian="10pt"/>
    </style:style>
    <style:style style:name="T91" style:parent-style-name="DefaultParagraphFont" style:family="text">
      <style:text-properties style:font-name="Monospace" fo:color="#000000" fo:font-size="10pt" style:font-size-asian="10pt"/>
    </style:style>
    <style:style style:name="T92" style:parent-style-name="DefaultParagraphFont" style:family="text">
      <style:text-properties style:font-name="Monospace" fo:color="#000000" fo:font-size="10pt" style:font-size-asian="10pt"/>
    </style:style>
    <style:style style:name="T93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94" style:parent-style-name="DefaultParagraphFont" style:family="text">
      <style:text-properties style:font-name="Monospace" fo:color="#000000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color="#000000" fo:font-size="10pt" style:font-size-asian="10pt"/>
    </style:style>
    <style:style style:name="T97" style:parent-style-name="DefaultParagraphFont" style:family="text">
      <style:text-properties style:font-name="Monospace" fo:color="#000000" fo:font-size="10pt" style:font-size-asian="10pt"/>
    </style:style>
    <style:style style:name="T98" style:parent-style-name="DefaultParagraphFont" style:family="text">
      <style:text-properties style:font-name="Monospace" fo:color="#000000" fo:font-size="10pt" style:font-size-asian="10pt"/>
    </style:style>
    <style:style style:name="T99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00" style:parent-style-name="DefaultParagraphFont" style:family="text">
      <style:text-properties style:font-name="Monospace" fo:color="#000000" fo:font-size="10pt" style:font-size-asian="10pt"/>
    </style:style>
    <style:style style:name="T101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color="#000000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color="#000000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color="#000000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000000" fo:font-size="10pt" style:font-size-asian="10pt"/>
    </style:style>
    <style:style style:name="T114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15" style:parent-style-name="DefaultParagraphFont" style:family="text">
      <style:text-properties style:font-name="Monospace" fo:color="#000000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color="#000000" fo:font-size="10pt" style:font-size-asian="10pt"/>
    </style:style>
    <style:style style:name="T118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color="#000000" fo:font-size="10pt" style:font-size-asian="10pt"/>
    </style:style>
    <style:style style:name="T121" style:parent-style-name="DefaultParagraphFont" style:family="text">
      <style:text-properties style:font-name="Monospace" fo:color="#000000" fo:font-size="10pt" style:font-size-asian="10pt"/>
    </style:style>
    <style:style style:name="T122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color="#000000" fo:font-size="10pt" style:font-size-asian="10pt"/>
    </style:style>
    <style:style style:name="T125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26" style:parent-style-name="DefaultParagraphFont" style:family="text">
      <style:text-properties style:font-name="Monospace" fo:color="#000000" fo:font-size="10pt" style:font-size-asian="10pt"/>
    </style:style>
  </office:automatic-styles>
  <office:body>
    <office:text text:use-soft-page-breaks="true">
      <text:p text:style-name="P1">RUN THE FOLLOWING IN THE Testing_Project FOLDER WHEN CHANGES ARE MADE TO THE SOURCE CODE OR WHEN YOU PULL FROM THE GIT REPO</text:p>
      <text:p text:style-name="P2"/>
      <text:p text:style-name="P3">mvn clean install</text:p>
      <text:p text:style-name="Standard"/>
      <text:p text:style-name="Standard"/>
      <text:p text:style-name="P4">FOR THE PROJECT BEING TESTED</text:p>
      <text:p text:style-name="Standard"/>
      <text:p text:style-name="Standard">In the pom.xml of the project you are running our tool on add<text:s/>the dependency and plugin.</text:p>
      <text:p text:style-name="Standard">Within the folder of the project you are testing run</text:p>
      <text:p text:style-name="P5">mvn clean test</text:p>
      <text:p text:style-name="Standard"/>
      <text:p text:style-name="Standard">this will clean all of the old setting and the like you generated the last time you ran this tool.</text:p>
      <text:p text:style-name="Standard">If you get an error and comprehensive debugging is wanted run</text:p>
      <text:p text:style-name="P6">mvn -X clean test</text:p>
      <text:p text:style-name="Standard"/>
      <text:p text:style-name="Standard"/>
      <text:p text:style-name="Standard"/>
      <text:p text:style-name="Standard"><text:span text:style-name="T7">&lt;</text:span><text:span text:style-name="T8">dependency</text:span><text:span text:style-name="T9">&gt;</text:span></text:p>
      <text:p text:style-name="Standard"><text:span text:style-name="T10"><text:tab/>&lt;</text:span><text:span text:style-name="T11">groupId</text:span><text:span text:style-name="T12">&gt;Testing_Project&lt;/</text:span><text:span text:style-name="T13">groupId</text:span><text:span text:style-name="T14">&gt;</text:span></text:p>
      <text:p text:style-name="Standard"><text:span text:style-name="T15"><text:tab/>&lt;</text:span><text:span text:style-name="T16">artifactId</text:span><text:span text:style-name="T17">&gt;Testing_Project&lt;/</text:span><text:span text:style-name="T18">artifactId</text:span><text:span text:style-name="T19">&gt;</text:span></text:p>
      <text:p text:style-name="Standard"><text:span text:style-name="T20"><text:tab/>&lt;</text:span><text:span text:style-name="T21">version</text:span><text:span text:style-name="T22">&gt;0.0.1-SNAPSHOT&lt;/</text:span><text:span text:style-name="T23">version</text:span><text:span text:style-name="T24">&gt;</text:span></text:p>
      <text:p text:style-name="Standard"><text:span text:style-name="T25">&lt;/</text:span><text:span text:style-name="T26">dependency</text:span><text:span text:style-name="T27">&gt;</text:span></text:p>
      <text:p text:style-name="P28"/>
      <text:p text:style-name="P29">***add the ASM dependency if it isn’t already in the project under test.</text:p>
      <text:p text:style-name="Standard"><text:span text:style-name="T30"><text:s/>&lt;</text:span><text:span text:style-name="T31">dependency</text:span><text:span text:style-name="T32">&gt;</text:span></text:p>
      <text:p text:style-name="Standard"><text:span text:style-name="T33"><text:tab/><text:s text:c="2"/>&lt;</text:span><text:span text:style-name="T34">groupId</text:span><text:span text:style-name="T35">&gt;org.ow2.asm&lt;/</text:span><text:span text:style-name="T36">groupId</text:span><text:span text:style-name="T37">&gt;</text:span></text:p>
      <text:p text:style-name="Standard"><text:span text:style-name="T38"><text:tab/><text:s text:c="2"/>&lt;</text:span><text:span text:style-name="T39">artifactId</text:span><text:span text:style-name="T40">&gt;asm&lt;/</text:span><text:span text:style-name="T41">artifactId</text:span><text:span text:style-name="T42">&gt;</text:span></text:p>
      <text:p text:style-name="Standard"><text:span text:style-name="T43"><text:tab/><text:s text:c="2"/>&lt;</text:span><text:span text:style-name="T44">version</text:span><text:span text:style-name="T45">&gt;7.0&lt;/</text:span><text:span text:style-name="T46">version</text:span><text:span text:style-name="T47">&gt;</text:span></text:p>
      <text:p text:style-name="Standard"><text:span text:style-name="T48">&lt;/</text:span><text:span text:style-name="T49">dependency</text:span><text:span text:style-name="T50">&gt;</text:span></text:p>
      <text:p text:style-name="P51"/>
      <text:p text:style-name="P52"/>
      <text:p text:style-name="Standard"><text:span text:style-name="T53">***Add surefire plugin, if project is already using surefire, add from<text:s/></text:span><text:span text:style-name="T54">&lt;forkcount&gt; to &lt;/properties&gt; to the plugin ***</text:span></text:p>
      <text:p text:style-name="P55"/>
      <text:p text:style-name="Standard"><text:span text:style-name="T56">&lt;</text:span><text:span text:style-name="T57">plugin</text:span><text:span text:style-name="T58">&gt;</text:span></text:p>
      <text:p text:style-name="Standard"><text:span text:style-name="T59"><text:tab/>&lt;</text:span><text:span text:style-name="T60">groupId</text:span><text:span text:style-name="T61">&gt;org.apache.maven.plugins&lt;/</text:span><text:span text:style-name="T62">groupId</text:span><text:span text:style-name="T63">&gt;</text:span></text:p>
      <text:p text:style-name="Standard"><text:span text:style-name="T64"><text:tab/>&lt;</text:span><text:span text:style-name="T65">artifactId</text:span><text:span text:style-name="T66">&gt;maven-surefire-plugin&lt;/</text:span><text:span text:style-name="T67">artifactId</text:span><text:span text:style-name="T68">&gt;</text:span></text:p>
      <text:p text:style-name="Standard"><text:span text:style-name="T69"><text:tab/>&lt;</text:span><text:span text:style-name="T70">version</text:span><text:span text:style-name="T71">&gt;2.22.2&lt;/</text:span><text:span text:style-name="T72">version</text:span><text:span text:style-name="T73">&gt;</text:span></text:p>
      <text:p text:style-name="Standard"><text:span text:style-name="T74"><text:tab/></text:span><text:span text:style-name="T75"><text:tab/>&lt;</text:span><text:span text:style-name="T76">configuration</text:span><text:span text:style-name="T77">&gt;</text:span></text:p>
      <text:p text:style-name="Standard"><text:span text:style-name="T78"><text:tab/></text:span><text:span text:style-name="T79"><text:tab/></text:span><text:span text:style-name="T80">&lt;</text:span><text:span text:style-name="T81">argLine</text:span><text:span text:style-name="T82">&gt;-javaagent:</text:span><text:span text:style-name="T83">[absolute path to the SNAPSHOT jar]=${project.groupId}&lt;/</text:span><text:span text:style-name="T84">argLine</text:span><text:span text:style-name="T85">&gt;</text:span></text:p>
      <text:p text:style-name="Standard"><text:span text:style-name="T86"><text:s text:c="12"/></text:span><text:span text:style-name="T87"><text:tab/>&lt;</text:span><text:span text:style-name="T88">properties</text:span><text:span text:style-name="T89">&gt;</text:span></text:p>
      <text:p text:style-name="Standard"><text:span text:style-name="T90"><text:s text:c="12"/></text:span><text:span text:style-name="T91"><text:tab/></text:span><text:span text:style-name="T92"><text:tab/>&lt;</text:span><text:span text:style-name="T93">property</text:span><text:span text:style-name="T94">&gt;</text:span></text:p>
      <text:p text:style-name="Standard"><text:span text:style-name="T95"><text:s text:c="12"/></text:span><text:span text:style-name="T96"><text:tab/></text:span><text:span text:style-name="T97"><text:tab/></text:span><text:span text:style-name="T98"><text:tab/>&lt;</text:span><text:span text:style-name="T99">name</text:span><text:span text:style-name="T100">&gt;listener&lt;/</text:span><text:span text:style-name="T101">name</text:span><text:span text:style-name="T102">&gt;</text:span></text:p>
      <text:p text:style-name="Standard"><text:span text:style-name="T103"><text:s text:c="12"/></text:span><text:span text:style-name="T104"><text:tab/></text:span><text:span text:style-name="T105"><text:tab/></text:span><text:span text:style-name="T106"><text:tab/>&lt;</text:span><text:span text:style-name="T107">value</text:span><text:span text:style-name="T108">&gt;com.se4367.agents.JUnitListener&lt;/</text:span><text:span text:style-name="T109">value</text:span><text:span text:style-name="T110">&gt;</text:span></text:p>
      <text:p text:style-name="Standard"><text:span text:style-name="T111"><text:s text:c="12"/></text:span><text:span text:style-name="T112"><text:tab/></text:span><text:span text:style-name="T113"><text:tab/>&lt;/</text:span><text:span text:style-name="T114">property</text:span><text:span text:style-name="T115">&gt;</text:span></text:p>
      <text:p text:style-name="Standard"><text:span text:style-name="T116"><text:s text:c="12"/></text:span><text:span text:style-name="T117"><text:tab/>&lt;/</text:span><text:span text:style-name="T118">properties</text:span><text:span text:style-name="T119">&gt;</text:span></text:p>
      <text:p text:style-name="Standard"><text:span text:style-name="T120"><text:s text:c="11"/></text:span><text:span text:style-name="T121"><text:tab/>&lt;/</text:span><text:span text:style-name="T122">configuration</text:span><text:span text:style-name="T123">&gt;</text:span></text:p>
      <text:p text:style-name="Standard"><text:span text:style-name="T124">&lt;/</text:span><text:span text:style-name="T125">plugin</text:span><text:span text:style-name="T126">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mes Dixon</dc:creator>
    <meta:creation-date>2019-10-19T21:24:00Z</meta:creation-date>
    <dc:date>2019-10-25T00:37:00Z</dc:date>
    <meta:template xlink:href="Normal" xlink:type="simple"/>
    <meta:editing-cycles>6</meta:editing-cycles>
    <meta:editing-duration>PT4020S</meta:editing-duration>
    <meta:document-statistic meta:page-count="1" meta:paragraph-count="2" meta:word-count="215" meta:character-count="1444" meta:row-count="10" meta:non-whitespace-character-count="1231"/>
  </office:meta>
</office:document-meta>
</file>